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3" style:family="paragraph">
      <style:paragraph-properties fo:line-height="115.00%" fo:text-align="center"/>
    </style:style>
    <style:style style:name="P4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5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6" style:family="paragraph">
      <style:paragraph-properties fo:line-height="115.00%" fo:text-align="center"/>
    </style:style>
    <style:style style:name="P7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8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9" style:family="paragraph">
      <style:paragraph-properties fo:line-height="115.00%" fo:text-align="center"/>
    </style:style>
    <style:style style:name="P10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11" style:family="paragraph">
      <style:paragraph-properties fo:line-height="115.00%" fo:text-align="center"/>
    </style:style>
    <style:style style:name="P12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13" style:family="paragraph">
      <style:paragraph-properties fo:line-height="115.00%" fo:text-align="center"/>
    </style:style>
    <style:style style:name="P14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17" style:family="paragraph">
      <style:paragraph-properties fo:line-height="115.00%" fo:text-align="center"/>
    </style:style>
    <style:style style:name="P18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19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20" style:family="paragraph">
      <style:paragraph-properties fo:line-height="115.00%" fo:text-align="center"/>
    </style:style>
    <style:style style:name="P21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22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23" style:family="paragraph">
      <style:paragraph-properties fo:line-height="115.00%" fo:text-align="center"/>
    </style:style>
    <style:style style:name="P24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25" style:family="paragraph">
      <style:paragraph-properties fo:line-height="115.00%" fo:text-align="center"/>
    </style:style>
    <style:style style:name="P26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27" style:family="paragraph">
      <style:paragraph-properties fo:line-height="115.00%" fo:text-align="center"/>
    </style:style>
    <style:style style:name="P28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29" style:family="paragraph">
      <style:paragraph-properties fo:line-height="115.00%" fo:text-align="left"/>
    </style:style>
    <style:style style:name="P30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31" style:family="paragraph">
      <style:paragraph-properties fo:line-height="115.00%" fo:text-align="center"/>
    </style:style>
    <style:style style:name="P32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33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34" style:family="paragraph">
      <style:paragraph-properties fo:line-height="115.00%" fo:text-align="center"/>
    </style:style>
    <style:style style:name="P35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36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37" style:family="paragraph">
      <style:paragraph-properties fo:line-height="115.00%" fo:text-align="center"/>
    </style:style>
    <style:style style:name="P38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39" style:family="paragraph">
      <style:paragraph-properties fo:line-height="115.00%" fo:text-align="center"/>
    </style:style>
    <style:style style:name="P40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41" style:family="paragraph">
      <style:paragraph-properties fo:line-height="115.00%" fo:text-align="center"/>
    </style:style>
    <style:style style:name="P42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43" style:family="paragraph">
      <style:paragraph-properties fo:line-height="115.00%" fo:text-align="left"/>
    </style:style>
    <style:style style:name="P44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45" style:family="paragraph">
      <style:paragraph-properties fo:line-height="115.00%" fo:text-align="center"/>
    </style:style>
    <style:style style:name="P46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47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48" style:family="paragraph">
      <style:paragraph-properties fo:line-height="115.00%" fo:text-align="center"/>
    </style:style>
    <style:style style:name="P49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50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51" style:family="paragraph">
      <style:paragraph-properties fo:line-height="115.00%" fo:text-align="center"/>
    </style:style>
    <style:style style:name="P52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53" style:family="paragraph">
      <style:paragraph-properties fo:line-height="115.00%" fo:text-align="center"/>
    </style:style>
    <style:style style:name="P54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55" style:family="paragraph">
      <style:paragraph-properties fo:line-height="115.00%" fo:text-align="center"/>
    </style:style>
    <style:style style:name="P56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57" style:family="paragraph">
      <style:paragraph-properties fo:line-height="115.00%" fo:text-align="left"/>
    </style:style>
    <style:style style:name="P58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59" style:family="paragraph">
      <style:paragraph-properties fo:line-height="115.00%" fo:text-align="center"/>
    </style:style>
    <style:style style:name="P60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61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62" style:family="paragraph">
      <style:paragraph-properties fo:line-height="115.00%" fo:text-align="center"/>
    </style:style>
    <style:style style:name="P63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64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65" style:family="paragraph">
      <style:paragraph-properties fo:line-height="115.00%" fo:text-align="center"/>
    </style:style>
    <style:style style:name="P66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67" style:family="paragraph">
      <style:paragraph-properties fo:line-height="115.00%" fo:text-align="center"/>
    </style:style>
    <style:style style:name="P68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69" style:family="paragraph">
      <style:paragraph-properties fo:line-height="115.00%" fo:text-align="center"/>
    </style:style>
    <style:style style:name="P70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71" style:family="paragraph">
      <style:paragraph-properties fo:line-height="115.00%" fo:text-align="left"/>
    </style:style>
    <style:style style:name="P72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73" style:family="paragraph">
      <style:paragraph-properties fo:line-height="115.00%" fo:text-align="center"/>
    </style:style>
    <style:style style:name="P74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75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76" style:family="paragraph">
      <style:paragraph-properties fo:line-height="115.00%" fo:text-align="center"/>
    </style:style>
    <style:style style:name="P77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78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79" style:family="paragraph">
      <style:paragraph-properties fo:line-height="115.00%" fo:text-align="center"/>
    </style:style>
    <style:style style:name="P80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81" style:family="paragraph">
      <style:paragraph-properties fo:line-height="115.00%" fo:text-align="center"/>
    </style:style>
    <style:style style:name="P82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83" style:family="paragraph">
      <style:paragraph-properties fo:line-height="115.00%" fo:text-align="center"/>
    </style:style>
    <style:style style:name="P84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85" style:family="paragraph">
      <style:paragraph-properties fo:line-height="115.00%" fo:text-align="center"/>
    </style:style>
    <style:style style:name="P86" style:family="paragraph">
      <style:paragraph-properties fo:line-height="115.00%" fo:text-align="left"/>
    </style:style>
    <style:style style:name="P87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88" style:family="paragraph">
      <style:paragraph-properties fo:line-height="115.00%" fo:text-align="center"/>
    </style:style>
    <style:style style:name="P89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90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91" style:family="paragraph">
      <style:paragraph-properties fo:line-height="115.00%" fo:text-align="center"/>
    </style:style>
    <style:style style:name="P92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93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94" style:family="paragraph">
      <style:paragraph-properties fo:line-height="115.00%" fo:text-align="center"/>
    </style:style>
    <style:style style:name="P95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96" style:family="paragraph">
      <style:paragraph-properties fo:line-height="115.00%" fo:text-align="center"/>
    </style:style>
    <style:style style:name="P97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98" style:family="paragraph">
      <style:paragraph-properties fo:line-height="115.00%" fo:text-align="center"/>
    </style:style>
    <style:style style:name="P99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100" style:family="paragraph">
      <style:paragraph-properties fo:line-height="115.00%" fo:text-align="left"/>
    </style:style>
    <style:style style:name="P101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102" style:family="paragraph">
      <style:paragraph-properties fo:line-height="115.00%" fo:text-align="center"/>
    </style:style>
    <style:style style:name="P103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104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105" style:family="paragraph">
      <style:paragraph-properties fo:line-height="115.00%" fo:text-align="center"/>
    </style:style>
    <style:style style:name="P106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107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108" style:family="paragraph">
      <style:paragraph-properties fo:line-height="115.00%" fo:text-align="center"/>
    </style:style>
    <style:style style:name="P109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110" style:family="paragraph">
      <style:paragraph-properties fo:line-height="115.00%" fo:text-align="center"/>
    </style:style>
    <style:style style:name="P111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112" style:family="paragraph">
      <style:paragraph-properties fo:line-height="115.00%" fo:text-align="center"/>
    </style:style>
    <style:style style:name="P113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114" style:family="paragraph">
      <style:paragraph-properties fo:line-height="115.00%" fo:text-align="left"/>
    </style:style>
    <style:style style:name="P115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116" style:family="paragraph">
      <style:paragraph-properties fo:line-height="115.00%" fo:text-align="center"/>
    </style:style>
    <style:style style:name="P117" style:family="paragraph">
      <style:paragraph-properties fo:line-height="100.00%" fo:text-align="left" fo:margin-left="2.00pt" fo:text-indent="-2.00pt">
        <style:tab-stops>
          <style:tab-stop style:position="348.95pt" style:type="right"/>
        </style:tab-stops>
      </style:paragraph-properties>
    </style:style>
    <style:style style:name="P118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119" style:family="paragraph">
      <style:paragraph-properties fo:line-height="115.00%" fo:text-align="center"/>
    </style:style>
    <style:style style:name="P120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121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122" style:family="paragraph">
      <style:paragraph-properties fo:line-height="115.00%" fo:text-align="center"/>
    </style:style>
    <style:style style:name="P123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124" style:family="paragraph">
      <style:paragraph-properties fo:line-height="115.00%" fo:text-align="center"/>
    </style:style>
    <style:style style:name="P125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126" style:family="paragraph">
      <style:paragraph-properties fo:line-height="115.00%" fo:text-align="center"/>
    </style:style>
    <style:style style:name="P127" style:family="paragraph">
      <style:paragraph-properties fo:line-height="100.00%" fo:text-align="left" fo:margin-left="2.00pt" fo:text-indent="-2.00pt">
        <style:tab-stops>
          <style:tab-stop style:position="93.95pt" style:type="right"/>
          <style:tab-stop style:position="65791.00pt" style:leader-style="dotted"/>
          <style:tab-stop style:position="421119.65pt" style:type="right"/>
          <style:tab-stop style:position="1623.60pt"/>
        </style:tab-stops>
      </style:paragraph-properties>
    </style:style>
    <style:style style:name="P128" style:family="paragraph">
      <style:paragraph-properties fo:line-height="115.00%" fo:text-align="left"/>
    </style:style>
    <style:style style:name="P129" style:family="paragraph">
      <style:paragraph-properties fo:line-height="115.00%" fo:text-align="left" fo:margin-left="36.00pt" fo:text-indent="36.00pt"/>
    </style:style>
    <style:style style:name="P130" style:family="paragraph">
      <style:paragraph-properties fo:line-height="115.00%" fo:text-align="center"/>
    </style:style>
    <style:style style:name="P131" style:family="paragraph">
      <style:paragraph-properties fo:line-height="115.00%" fo:text-align="left"/>
    </style:style>
    <style:style style:name="TableColumn0100" style:family="table-column">
      <style:table-column-properties style:column-width="1.332639in"/>
    </style:style>
    <style:style style:name="TableColumn0101" style:family="table-column">
      <style:table-column-properties style:column-width="1.208333in"/>
    </style:style>
    <style:style style:name="TableColumn0102" style:family="table-column">
      <style:table-column-properties style:column-width="1.291667in"/>
    </style:style>
    <style:style style:name="TableColumn0103" style:family="table-column">
      <style:table-column-properties style:column-width="1.041667in"/>
    </style:style>
    <style:style style:name="Table01" style:family="table">
      <style:table-properties style:width="4.874306in" fo:margin-left="0.000000in" style:writing-mode="lr" table:align="left" style:may-break-between-rows="true"/>
    </style:style>
    <style:style style:name="TableRow0100" style:family="table-row">
      <style:table-row-properties style:min-row-height="0.218750in"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Row0101" style:family="table-row">
      <style:table-row-properties style:min-row-height="0.364583in"/>
    </style:style>
    <style:style style:name="TableCell0101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101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101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101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102" style:family="table-row">
      <style:table-row-properties style:min-row-height="0.218750in"/>
    </style:style>
    <style:style style:name="TableCell0102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102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102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102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103" style:family="table-row">
      <style:table-row-properties style:min-row-height="0.218750in"/>
    </style:style>
    <style:style style:name="TableCell0103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103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103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103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104" style:family="table-row">
      <style:table-row-properties style:min-row-height="0.218750in"/>
    </style:style>
    <style:style style:name="TableCell0104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104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104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104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olumn0200" style:family="table-column">
      <style:table-column-properties style:column-width="1.332639in"/>
    </style:style>
    <style:style style:name="TableColumn0201" style:family="table-column">
      <style:table-column-properties style:column-width="1.208333in"/>
    </style:style>
    <style:style style:name="TableColumn0202" style:family="table-column">
      <style:table-column-properties style:column-width="1.291667in"/>
    </style:style>
    <style:style style:name="TableColumn0203" style:family="table-column">
      <style:table-column-properties style:column-width="1.041667in"/>
    </style:style>
    <style:style style:name="Table02" style:family="table">
      <style:table-properties style:width="4.874306in" fo:margin-left="0.000000in" style:writing-mode="lr" table:align="left" style:may-break-between-rows="true"/>
    </style:style>
    <style:style style:name="TableRow0200" style:family="table-row">
      <style:table-row-properties style:min-row-height="0.218750in"/>
    </style:style>
    <style:style style:name="TableCell0200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20002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20003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Row0201" style:family="table-row">
      <style:table-row-properties style:min-row-height="0.364583in"/>
    </style:style>
    <style:style style:name="TableCell0201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201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201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201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202" style:family="table-row">
      <style:table-row-properties style:min-row-height="0.218750in"/>
    </style:style>
    <style:style style:name="TableCell0202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202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202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202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203" style:family="table-row">
      <style:table-row-properties style:min-row-height="0.218750in"/>
    </style:style>
    <style:style style:name="TableCell0203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203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203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203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204" style:family="table-row">
      <style:table-row-properties style:min-row-height="0.218750in"/>
    </style:style>
    <style:style style:name="TableCell0204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204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204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204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olumn0300" style:family="table-column">
      <style:table-column-properties style:column-width="1.332639in"/>
    </style:style>
    <style:style style:name="TableColumn0301" style:family="table-column">
      <style:table-column-properties style:column-width="1.208333in"/>
    </style:style>
    <style:style style:name="TableColumn0302" style:family="table-column">
      <style:table-column-properties style:column-width="1.291667in"/>
    </style:style>
    <style:style style:name="TableColumn0303" style:family="table-column">
      <style:table-column-properties style:column-width="1.041667in"/>
    </style:style>
    <style:style style:name="Table03" style:family="table">
      <style:table-properties style:width="4.874306in" fo:margin-left="0.000000in" style:writing-mode="lr" table:align="left" style:may-break-between-rows="true"/>
    </style:style>
    <style:style style:name="TableRow0300" style:family="table-row">
      <style:table-row-properties style:min-row-height="0.218750in"/>
    </style:style>
    <style:style style:name="TableCell0300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30003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Row0301" style:family="table-row">
      <style:table-row-properties style:min-row-height="0.364583in"/>
    </style:style>
    <style:style style:name="TableCell0301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301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301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301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302" style:family="table-row">
      <style:table-row-properties style:min-row-height="0.218750in"/>
    </style:style>
    <style:style style:name="TableCell0302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302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302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302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303" style:family="table-row">
      <style:table-row-properties style:min-row-height="0.218750in"/>
    </style:style>
    <style:style style:name="TableCell0303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303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303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303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304" style:family="table-row">
      <style:table-row-properties style:min-row-height="0.218750in"/>
    </style:style>
    <style:style style:name="TableCell0304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304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304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304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olumn0400" style:family="table-column">
      <style:table-column-properties style:column-width="1.332639in"/>
    </style:style>
    <style:style style:name="TableColumn0401" style:family="table-column">
      <style:table-column-properties style:column-width="1.208333in"/>
    </style:style>
    <style:style style:name="TableColumn0402" style:family="table-column">
      <style:table-column-properties style:column-width="1.291667in"/>
    </style:style>
    <style:style style:name="TableColumn0403" style:family="table-column">
      <style:table-column-properties style:column-width="1.041667in"/>
    </style:style>
    <style:style style:name="Table04" style:family="table">
      <style:table-properties style:width="4.874306in" fo:margin-left="0.000000in" style:writing-mode="lr" table:align="left" style:may-break-between-rows="true"/>
    </style:style>
    <style:style style:name="TableRow0400" style:family="table-row">
      <style:table-row-properties style:min-row-height="0.218750in"/>
    </style:style>
    <style:style style:name="TableCell0400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40003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Row0401" style:family="table-row">
      <style:table-row-properties style:min-row-height="0.364583in"/>
    </style:style>
    <style:style style:name="TableCell0401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401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401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401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402" style:family="table-row">
      <style:table-row-properties style:min-row-height="0.218750in"/>
    </style:style>
    <style:style style:name="TableCell0402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402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402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402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403" style:family="table-row">
      <style:table-row-properties style:min-row-height="0.218750in"/>
    </style:style>
    <style:style style:name="TableCell0403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403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403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403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404" style:family="table-row">
      <style:table-row-properties style:min-row-height="0.218750in"/>
    </style:style>
    <style:style style:name="TableCell0404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404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404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404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olumn0500" style:family="table-column">
      <style:table-column-properties style:column-width="1.332639in"/>
    </style:style>
    <style:style style:name="TableColumn0501" style:family="table-column">
      <style:table-column-properties style:column-width="1.208333in"/>
    </style:style>
    <style:style style:name="TableColumn0502" style:family="table-column">
      <style:table-column-properties style:column-width="1.291667in"/>
    </style:style>
    <style:style style:name="TableColumn0503" style:family="table-column">
      <style:table-column-properties style:column-width="1.041667in"/>
    </style:style>
    <style:style style:name="Table05" style:family="table">
      <style:table-properties style:width="4.874306in" fo:margin-left="0.000000in" style:writing-mode="lr" table:align="left" style:may-break-between-rows="true"/>
    </style:style>
    <style:style style:name="TableRow0500" style:family="table-row">
      <style:table-row-properties style:min-row-height="0.218750in"/>
    </style:style>
    <style:style style:name="TableCell0500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50001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50002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50003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Row0501" style:family="table-row">
      <style:table-row-properties style:min-row-height="0.364583in"/>
    </style:style>
    <style:style style:name="TableCell0501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501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501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501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502" style:family="table-row">
      <style:table-row-properties style:min-row-height="0.218750in"/>
    </style:style>
    <style:style style:name="TableCell0502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502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502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502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503" style:family="table-row">
      <style:table-row-properties style:min-row-height="0.218750in"/>
    </style:style>
    <style:style style:name="TableCell0503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503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503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503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504" style:family="table-row">
      <style:table-row-properties style:min-row-height="0.218750in"/>
    </style:style>
    <style:style style:name="TableCell0504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504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504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504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olumn0600" style:family="table-column">
      <style:table-column-properties style:column-width="1.332639in"/>
    </style:style>
    <style:style style:name="TableColumn0601" style:family="table-column">
      <style:table-column-properties style:column-width="1.208333in"/>
    </style:style>
    <style:style style:name="TableColumn0602" style:family="table-column">
      <style:table-column-properties style:column-width="1.291667in"/>
    </style:style>
    <style:style style:name="TableColumn0603" style:family="table-column">
      <style:table-column-properties style:column-width="1.041667in"/>
    </style:style>
    <style:style style:name="Table06" style:family="table">
      <style:table-properties style:width="4.874306in" fo:margin-left="0.000000in" style:writing-mode="lr" table:align="left" style:may-break-between-rows="true"/>
    </style:style>
    <style:style style:name="TableRow0600" style:family="table-row">
      <style:table-row-properties style:min-row-height="0.218750in"/>
    </style:style>
    <style:style style:name="TableCell0600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60001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60002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60003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Row0601" style:family="table-row">
      <style:table-row-properties style:min-row-height="0.364583in"/>
    </style:style>
    <style:style style:name="TableCell0601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601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601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601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602" style:family="table-row">
      <style:table-row-properties style:min-row-height="0.218750in"/>
    </style:style>
    <style:style style:name="TableCell0602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602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602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602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603" style:family="table-row">
      <style:table-row-properties style:min-row-height="0.218750in"/>
    </style:style>
    <style:style style:name="TableCell0603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603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603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603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604" style:family="table-row">
      <style:table-row-properties style:min-row-height="0.218750in"/>
    </style:style>
    <style:style style:name="TableCell0604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604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604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604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olumn0700" style:family="table-column">
      <style:table-column-properties style:column-width="1.332639in"/>
    </style:style>
    <style:style style:name="TableColumn0701" style:family="table-column">
      <style:table-column-properties style:column-width="1.208333in"/>
    </style:style>
    <style:style style:name="TableColumn0702" style:family="table-column">
      <style:table-column-properties style:column-width="1.291667in"/>
    </style:style>
    <style:style style:name="TableColumn0703" style:family="table-column">
      <style:table-column-properties style:column-width="1.041667in"/>
    </style:style>
    <style:style style:name="Table07" style:family="table">
      <style:table-properties style:width="4.874306in" fo:margin-left="0.000000in" style:writing-mode="lr" table:align="left" style:may-break-between-rows="true"/>
    </style:style>
    <style:style style:name="TableRow0700" style:family="table-row">
      <style:table-row-properties style:min-row-height="0.218750in"/>
    </style:style>
    <style:style style:name="TableCell0700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70001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70002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70003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Row0701" style:family="table-row">
      <style:table-row-properties style:min-row-height="0.364583in"/>
    </style:style>
    <style:style style:name="TableCell0701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701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701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701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702" style:family="table-row">
      <style:table-row-properties style:min-row-height="0.218750in"/>
    </style:style>
    <style:style style:name="TableCell0702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702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702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702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703" style:family="table-row">
      <style:table-row-properties style:min-row-height="0.218750in"/>
    </style:style>
    <style:style style:name="TableCell0703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703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703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703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704" style:family="table-row">
      <style:table-row-properties style:min-row-height="0.218750in"/>
    </style:style>
    <style:style style:name="TableCell0704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704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704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704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olumn0800" style:family="table-column">
      <style:table-column-properties style:column-width="1.332639in"/>
    </style:style>
    <style:style style:name="TableColumn0801" style:family="table-column">
      <style:table-column-properties style:column-width="1.208333in"/>
    </style:style>
    <style:style style:name="TableColumn0802" style:family="table-column">
      <style:table-column-properties style:column-width="1.291667in"/>
    </style:style>
    <style:style style:name="TableColumn0803" style:family="table-column">
      <style:table-column-properties style:column-width="1.041667in"/>
    </style:style>
    <style:style style:name="Table08" style:family="table">
      <style:table-properties style:width="4.874306in" fo:margin-left="0.000000in" style:writing-mode="lr" table:align="left" style:may-break-between-rows="true"/>
    </style:style>
    <style:style style:name="TableRow0800" style:family="table-row">
      <style:table-row-properties style:min-row-height="0.218750in"/>
    </style:style>
    <style:style style:name="TableCell0800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80001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80002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80003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Row0801" style:family="table-row">
      <style:table-row-properties style:min-row-height="0.364583in"/>
    </style:style>
    <style:style style:name="TableCell0801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801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801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801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802" style:family="table-row">
      <style:table-row-properties style:min-row-height="0.218750in"/>
    </style:style>
    <style:style style:name="TableCell0802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802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802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802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803" style:family="table-row">
      <style:table-row-properties style:min-row-height="0.218750in"/>
    </style:style>
    <style:style style:name="TableCell0803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803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803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803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804" style:family="table-row">
      <style:table-row-properties style:min-row-height="0.218750in"/>
    </style:style>
    <style:style style:name="TableCell0804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804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804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804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olumn0900" style:family="table-column">
      <style:table-column-properties style:column-width="1.332639in"/>
    </style:style>
    <style:style style:name="TableColumn0901" style:family="table-column">
      <style:table-column-properties style:column-width="1.208333in"/>
    </style:style>
    <style:style style:name="TableColumn0902" style:family="table-column">
      <style:table-column-properties style:column-width="1.291667in"/>
    </style:style>
    <style:style style:name="TableColumn0903" style:family="table-column">
      <style:table-column-properties style:column-width="1.041667in"/>
    </style:style>
    <style:style style:name="Table09" style:family="table">
      <style:table-properties style:width="4.874306in" fo:margin-left="0.000000in" style:writing-mode="lr" table:align="left" style:may-break-between-rows="true"/>
    </style:style>
    <style:style style:name="TableRow0900" style:family="table-row">
      <style:table-row-properties style:min-row-height="0.218750in"/>
    </style:style>
    <style:style style:name="TableCell0900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90001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90002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90003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Row0901" style:family="table-row">
      <style:table-row-properties style:min-row-height="0.364583in"/>
    </style:style>
    <style:style style:name="TableCell0901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901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901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901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902" style:family="table-row">
      <style:table-row-properties style:min-row-height="0.218750in"/>
    </style:style>
    <style:style style:name="TableCell0902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902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902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902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903" style:family="table-row">
      <style:table-row-properties style:min-row-height="0.218750in"/>
    </style:style>
    <style:style style:name="TableCell0903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903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903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903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Row0904" style:family="table-row">
      <style:table-row-properties style:min-row-height="0.218750in"/>
    </style:style>
    <style:style style:name="TableCell0904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90401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90402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  <style:style style:name="TableCell090403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bottom" fo:background-color="#ffffff"/>
    </style:style>
  </office:automatic-styles>
  <office:body>
    <office:text>
      <text:p text:style-name="P1"><text:span text:style-name="T1">João Pedro Lamaison &amp; Gabriel Kolling</text:span></text:p>
      <text:p text:style-name="P1"><text:span text:style-name="T1"/></text:p>
      <text:p text:style-name="P1"><text:span text:style-name="T1">Hardware: Processador amd fx 8350 - 8 cores 4.0GHz</text:span></text:p>
      <text:p text:style-name="P1"><text:span text:style-name="T1"><text:tab/><text:s text:c="6"/>Memória ram 8 gb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columns-spanned="4">
            <text:p text:style-name="P3"><text:span text:style-name="T3">Bubble sort - Crescente</text:span><text:span text:style-name="T4"/></text:p>
          </table:table-cell>
          <table:covered-table-cell/>
          <table:covered-table-cell/>
          <table:covered-table-cell/>
        </table:table-row>
        <table:table-row table:style-name="TableRow0101">
          <table:table-cell table:style-name="TableCell010100">
            <text:p text:style-name="P6"><text:span text:style-name="T5">Quantidade de itens</text:span><text:span text:style-name="T6"/></text:p>
          </table:table-cell>
          <table:table-cell table:style-name="TableCell010101">
            <text:p text:style-name="P6"><text:span text:style-name="T7">Média de tempo</text:span><text:span text:style-name="T8"/></text:p>
          </table:table-cell>
          <table:table-cell table:style-name="TableCell010102">
            <text:p text:style-name="P6"><text:span text:style-name="T9">N° de comparações</text:span><text:span text:style-name="T10"/></text:p>
          </table:table-cell>
          <table:table-cell table:style-name="TableCell010103">
            <text:p text:style-name="P6"><text:span text:style-name="T11">N° de trocas</text:span><text:span text:style-name="T12"/></text:p>
          </table:table-cell>
        </table:table-row>
        <table:table-row table:style-name="TableRow0102">
          <table:table-cell table:style-name="TableCell010200">
            <text:p text:style-name="P9"><text:span text:style-name="T13">10.000</text:span><text:span text:style-name="T14"/></text:p>
          </table:table-cell>
          <table:table-cell table:style-name="TableCell010201">
            <text:p text:style-name="P9"><text:span text:style-name="T15">0,000998s</text:span><text:span text:style-name="T16"/></text:p>
          </table:table-cell>
          <table:table-cell table:style-name="TableCell010202">
            <text:p text:style-name="P9"><text:span text:style-name="T17">9.999</text:span><text:span text:style-name="T18"/></text:p>
          </table:table-cell>
          <table:table-cell table:style-name="TableCell010203">
            <text:p text:style-name="P9"><text:span text:style-name="T19">0</text:span><text:span text:style-name="T20"/></text:p>
          </table:table-cell>
        </table:table-row>
        <table:table-row table:style-name="TableRow0103">
          <table:table-cell table:style-name="TableCell010300">
            <text:p text:style-name="P11"><text:span text:style-name="T21">50.000</text:span><text:span text:style-name="T22"/></text:p>
          </table:table-cell>
          <table:table-cell table:style-name="TableCell010301">
            <text:p text:style-name="P11"><text:span text:style-name="T23">0,000998s</text:span><text:span text:style-name="T24"/></text:p>
          </table:table-cell>
          <table:table-cell table:style-name="TableCell010302">
            <text:p text:style-name="P11"><text:span text:style-name="T25">49.999</text:span><text:span text:style-name="T26"/></text:p>
          </table:table-cell>
          <table:table-cell table:style-name="TableCell010303">
            <text:p text:style-name="P11"><text:span text:style-name="T27">0</text:span><text:span text:style-name="T28"/></text:p>
          </table:table-cell>
        </table:table-row>
        <table:table-row table:style-name="TableRow0104">
          <table:table-cell table:style-name="TableCell010400">
            <text:p text:style-name="P13"><text:span text:style-name="T29">100.000</text:span><text:span text:style-name="T30"/></text:p>
          </table:table-cell>
          <table:table-cell table:style-name="TableCell010401">
            <text:p text:style-name="P13"><text:span text:style-name="T31">0,000998s</text:span><text:span text:style-name="T32"/></text:p>
          </table:table-cell>
          <table:table-cell table:style-name="TableCell010402">
            <text:p text:style-name="P13"><text:span text:style-name="T33">99.999</text:span><text:span text:style-name="T34"/></text:p>
          </table:table-cell>
          <table:table-cell table:style-name="TableCell010403">
            <text:p text:style-name="P13"><text:span text:style-name="T35">0</text:span><text:span text:style-name="T36"/></text:p>
          </table:table-cell>
        </table:table-row>
      </table:table>
      <text:p text:style-name="P15"><text:span text:style-name="T36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 table:number-columns-spanned="4">
            <text:p text:style-name="P17"><text:span text:style-name="T37">Selection sort - Crescente</text:span><text:span text:style-name="T38"/></text:p>
          </table:table-cell>
          <table:covered-table-cell/>
          <table:covered-table-cell/>
          <table:covered-table-cell/>
        </table:table-row>
        <table:table-row table:style-name="TableRow0201">
          <table:table-cell table:style-name="TableCell020100">
            <text:p text:style-name="P20"><text:span text:style-name="T39">Quantidade de itens</text:span><text:span text:style-name="T40"/></text:p>
          </table:table-cell>
          <table:table-cell table:style-name="TableCell020101">
            <text:p text:style-name="P20"><text:span text:style-name="T41">Média de tempo</text:span><text:span text:style-name="T42"/></text:p>
          </table:table-cell>
          <table:table-cell table:style-name="TableCell020102">
            <text:p text:style-name="P20"><text:span text:style-name="T43">N° de comparações</text:span><text:span text:style-name="T44"/></text:p>
          </table:table-cell>
          <table:table-cell table:style-name="TableCell020103">
            <text:p text:style-name="P20"><text:span text:style-name="T45">N° de trocas</text:span><text:span text:style-name="T46"/></text:p>
          </table:table-cell>
        </table:table-row>
        <table:table-row table:style-name="TableRow0202">
          <table:table-cell table:style-name="TableCell020200">
            <text:p text:style-name="P23"><text:span text:style-name="T47">10.000</text:span><text:span text:style-name="T48"/></text:p>
          </table:table-cell>
          <table:table-cell table:style-name="TableCell020201">
            <text:p text:style-name="P23"><text:span text:style-name="T49">0,13s</text:span><text:span text:style-name="T50"/></text:p>
          </table:table-cell>
          <table:table-cell table:style-name="TableCell020202">
            <text:p text:style-name="P23"><text:span text:style-name="T51">50.004.999</text:span><text:span text:style-name="T52"/></text:p>
          </table:table-cell>
          <table:table-cell table:style-name="TableCell020203">
            <text:p text:style-name="P23"><text:span text:style-name="T53">9999</text:span><text:span text:style-name="T54"/></text:p>
          </table:table-cell>
        </table:table-row>
        <table:table-row table:style-name="TableRow0203">
          <table:table-cell table:style-name="TableCell020300">
            <text:p text:style-name="P25"><text:span text:style-name="T55">50.000</text:span><text:span text:style-name="T56"/></text:p>
          </table:table-cell>
          <table:table-cell table:style-name="TableCell020301">
            <text:p text:style-name="P25"><text:span text:style-name="T57">3,07s</text:span><text:span text:style-name="T58"/></text:p>
          </table:table-cell>
          <table:table-cell table:style-name="TableCell020302">
            <text:p text:style-name="P25"><text:span text:style-name="T59">1.250.024.999</text:span><text:span text:style-name="T60"/></text:p>
          </table:table-cell>
          <table:table-cell table:style-name="TableCell020303">
            <text:p text:style-name="P25"><text:span text:style-name="T61">49999</text:span><text:span text:style-name="T62"/></text:p>
          </table:table-cell>
        </table:table-row>
        <table:table-row table:style-name="TableRow0204">
          <table:table-cell table:style-name="TableCell020400">
            <text:p text:style-name="P27"><text:span text:style-name="T63">100.000</text:span><text:span text:style-name="T64"/></text:p>
          </table:table-cell>
          <table:table-cell table:style-name="TableCell020401">
            <text:p text:style-name="P27"><text:span text:style-name="T65">12,5s</text:span><text:span text:style-name="T66"/></text:p>
          </table:table-cell>
          <table:table-cell table:style-name="TableCell020402">
            <text:p text:style-name="P27"><text:span text:style-name="T67">5.000.049.999</text:span><text:span text:style-name="T68"/></text:p>
          </table:table-cell>
          <table:table-cell table:style-name="TableCell020403">
            <text:p text:style-name="P27"><text:span text:style-name="T69">99999</text:span><text:span text:style-name="T70"/></text:p>
          </table:table-cell>
        </table:table-row>
      </table:table>
      <text:p text:style-name="P29"><text:span text:style-name="T70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 table:number-columns-spanned="4">
            <text:p text:style-name="P31"><text:span text:style-name="T71">Insertion sort - Crescente</text:span><text:span text:style-name="T72"/></text:p>
          </table:table-cell>
          <table:covered-table-cell/>
          <table:covered-table-cell/>
          <table:covered-table-cell/>
        </table:table-row>
        <table:table-row table:style-name="TableRow0301">
          <table:table-cell table:style-name="TableCell030100">
            <text:p text:style-name="P34"><text:span text:style-name="T73">Quantidade de itens</text:span><text:span text:style-name="T74"/></text:p>
          </table:table-cell>
          <table:table-cell table:style-name="TableCell030101">
            <text:p text:style-name="P34"><text:span text:style-name="T75">Média de tempo</text:span><text:span text:style-name="T76"/></text:p>
          </table:table-cell>
          <table:table-cell table:style-name="TableCell030102">
            <text:p text:style-name="P34"><text:span text:style-name="T77">N° de comparações</text:span><text:span text:style-name="T78"/></text:p>
          </table:table-cell>
          <table:table-cell table:style-name="TableCell030103">
            <text:p text:style-name="P34"><text:span text:style-name="T79">N° de trocas</text:span><text:span text:style-name="T80"/></text:p>
          </table:table-cell>
        </table:table-row>
        <table:table-row table:style-name="TableRow0302">
          <table:table-cell table:style-name="TableCell030200">
            <text:p text:style-name="P37"><text:span text:style-name="T81">10.000</text:span><text:span text:style-name="T82"/></text:p>
          </table:table-cell>
          <table:table-cell table:style-name="TableCell030201">
            <text:p text:style-name="P37"><text:span text:style-name="T83">0,0s</text:span><text:span text:style-name="T84"/></text:p>
          </table:table-cell>
          <table:table-cell table:style-name="TableCell030202">
            <text:p text:style-name="P37"><text:span text:style-name="T85">9.999</text:span><text:span text:style-name="T86"/></text:p>
          </table:table-cell>
          <table:table-cell table:style-name="TableCell030203">
            <text:p text:style-name="P37"><text:span text:style-name="T87">0</text:span><text:span text:style-name="T88"/></text:p>
          </table:table-cell>
        </table:table-row>
        <table:table-row table:style-name="TableRow0303">
          <table:table-cell table:style-name="TableCell030300">
            <text:p text:style-name="P39"><text:span text:style-name="T89">50.000</text:span><text:span text:style-name="T90"/></text:p>
          </table:table-cell>
          <table:table-cell table:style-name="TableCell030301">
            <text:p text:style-name="P39"><text:span text:style-name="T91">0,001005</text:span><text:span text:style-name="T92"/></text:p>
          </table:table-cell>
          <table:table-cell table:style-name="TableCell030302">
            <text:p text:style-name="P39"><text:span text:style-name="T93">49.999</text:span><text:span text:style-name="T94"/></text:p>
          </table:table-cell>
          <table:table-cell table:style-name="TableCell030303">
            <text:p text:style-name="P39"><text:span text:style-name="T95">0</text:span><text:span text:style-name="T96"/></text:p>
          </table:table-cell>
        </table:table-row>
        <table:table-row table:style-name="TableRow0304">
          <table:table-cell table:style-name="TableCell030400">
            <text:p text:style-name="P41"><text:span text:style-name="T97">100.000</text:span><text:span text:style-name="T98"/></text:p>
          </table:table-cell>
          <table:table-cell table:style-name="TableCell030401">
            <text:p text:style-name="P41"><text:span text:style-name="T99">0,001603</text:span><text:span text:style-name="T100"/></text:p>
          </table:table-cell>
          <table:table-cell table:style-name="TableCell030402">
            <text:p text:style-name="P41"><text:span text:style-name="T101">99.999</text:span><text:span text:style-name="T102"/></text:p>
          </table:table-cell>
          <table:table-cell table:style-name="TableCell030403">
            <text:p text:style-name="P41"><text:span text:style-name="T103">0</text:span><text:span text:style-name="T104"/></text:p>
          </table:table-cell>
        </table:table-row>
      </table:table>
      <text:p text:style-name="P43"><text:span text:style-name="T104"/></text:p>
      <text:p text:style-name="P43"><text:span text:style-name="T104"/></text:p>
      <text:p text:style-name="P43"><text:span text:style-name="T105">Tempo:</text:span><text:span text:style-name="T106"><text:s/>No caso crescente o Insertion Sort foi o mais veloz no caso de 10k, seguido pelo Bubble, que foi o mais consistente em todos os casos. O selection sort ficou para trás porque faz mais comparações e trocas que os demais.</text:span></text:p>
      <text:p text:style-name="P43"><text:span text:style-name="T107"/></text:p>
      <text:p text:style-name="P43"><text:span text:style-name="T108">Trocas:<text:s/></text:span><text:span text:style-name="T109">O selection sort fez mais trocas porque ele sempre faz um swap enquanto os demais, caso não haja necessidade de trocar, não fazem.</text:span></text:p>
      <text:p text:style-name="P43"><text:span text:style-name="T110"/></text:p>
      <text:p text:style-name="P43"><text:span text:style-name="T111">Comparações:<text:s/></text:span><text:span text:style-name="T112">O selection sort fez mais comparações pois compara todos os elementos com todos os elementos, enquanto os demais não.</text:span></text:p>
      <text:p text:style-name="P43"><text:span text:style-name="T113"/></text:p>
      <text:p text:style-name="P43"><text:span text:style-name="T113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row table:style-name="TableRow0400">
          <table:table-cell table:style-name="TableCell040000" table:number-columns-spanned="4">
            <text:p text:style-name="P45"><text:span text:style-name="T114">Bubble sort - Decrescente</text:span><text:span text:style-name="T115"/></text:p>
          </table:table-cell>
          <table:covered-table-cell/>
          <table:covered-table-cell/>
          <table:covered-table-cell/>
        </table:table-row>
        <table:table-row table:style-name="TableRow0401">
          <table:table-cell table:style-name="TableCell040100">
            <text:p text:style-name="P48"><text:span text:style-name="T116">Quantidade de itens</text:span><text:span text:style-name="T117"/></text:p>
          </table:table-cell>
          <table:table-cell table:style-name="TableCell040101">
            <text:p text:style-name="P48"><text:span text:style-name="T118">Média de tempo</text:span><text:span text:style-name="T119"/></text:p>
          </table:table-cell>
          <table:table-cell table:style-name="TableCell040102">
            <text:p text:style-name="P48"><text:span text:style-name="T120">N° de comparações</text:span><text:span text:style-name="T121"/></text:p>
          </table:table-cell>
          <table:table-cell table:style-name="TableCell040103">
            <text:p text:style-name="P48"><text:span text:style-name="T122">N° de trocas</text:span><text:span text:style-name="T123"/></text:p>
          </table:table-cell>
        </table:table-row>
        <table:table-row table:style-name="TableRow0402">
          <table:table-cell table:style-name="TableCell040200">
            <text:p text:style-name="P51"><text:span text:style-name="T124">10.000</text:span><text:span text:style-name="T125"/></text:p>
          </table:table-cell>
          <table:table-cell table:style-name="TableCell040201">
            <text:p text:style-name="P51"><text:span text:style-name="T126">0,44s</text:span><text:span text:style-name="T127"/></text:p>
          </table:table-cell>
          <table:table-cell table:style-name="TableCell040202">
            <text:p text:style-name="P51"><text:span text:style-name="T128">49.995.000</text:span><text:span text:style-name="T129"/></text:p>
          </table:table-cell>
          <table:table-cell table:style-name="TableCell040203">
            <text:p text:style-name="P51"><text:span text:style-name="T130">49.995.000</text:span><text:span text:style-name="T131"/></text:p>
          </table:table-cell>
        </table:table-row>
        <table:table-row table:style-name="TableRow0403">
          <table:table-cell table:style-name="TableCell040300">
            <text:p text:style-name="P53"><text:span text:style-name="T132">50.000</text:span><text:span text:style-name="T133"/></text:p>
          </table:table-cell>
          <table:table-cell table:style-name="TableCell040301">
            <text:p text:style-name="P53"><text:span text:style-name="T134">11,2s</text:span><text:span text:style-name="T135"/></text:p>
          </table:table-cell>
          <table:table-cell table:style-name="TableCell040302">
            <text:p text:style-name="P53"><text:span text:style-name="T136">1.249.975.000</text:span><text:span text:style-name="T137"/></text:p>
          </table:table-cell>
          <table:table-cell table:style-name="TableCell040303">
            <text:p text:style-name="P53"><text:span text:style-name="T138">1.249.975.000</text:span><text:span text:style-name="T139"/></text:p>
          </table:table-cell>
        </table:table-row>
        <table:table-row table:style-name="TableRow0404">
          <table:table-cell table:style-name="TableCell040400">
            <text:p text:style-name="P55"><text:span text:style-name="T140">100.000</text:span><text:span text:style-name="T141"/></text:p>
          </table:table-cell>
          <table:table-cell table:style-name="TableCell040401">
            <text:p text:style-name="P55"><text:span text:style-name="T142">43,85s</text:span><text:span text:style-name="T143"/></text:p>
          </table:table-cell>
          <table:table-cell table:style-name="TableCell040402">
            <text:p text:style-name="P55"><text:span text:style-name="T144">4.999.950.000</text:span><text:span text:style-name="T145"/></text:p>
          </table:table-cell>
          <table:table-cell table:style-name="TableCell040403">
            <text:p text:style-name="P55"><text:span text:style-name="T146">4.999.950.000</text:span><text:span text:style-name="T147"/></text:p>
          </table:table-cell>
        </table:table-row>
      </table:table>
      <text:p text:style-name="P57"><text:span text:style-name="T147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row table:style-name="TableRow0500">
          <table:table-cell table:style-name="TableCell050000" table:number-columns-spanned="4">
            <text:p text:style-name="P59"><text:span text:style-name="T148">Selection sort - Decrescente</text:span><text:span text:style-name="T149"/></text:p>
          </table:table-cell>
          <table:covered-table-cell/>
          <table:covered-table-cell/>
          <table:covered-table-cell/>
        </table:table-row>
        <table:table-row table:style-name="TableRow0501">
          <table:table-cell table:style-name="TableCell050100">
            <text:p text:style-name="P62"><text:span text:style-name="T150">Quantidade de itens</text:span><text:span text:style-name="T151"/></text:p>
          </table:table-cell>
          <table:table-cell table:style-name="TableCell050101">
            <text:p text:style-name="P62"><text:span text:style-name="T152">Média de tempo</text:span><text:span text:style-name="T153"/></text:p>
          </table:table-cell>
          <table:table-cell table:style-name="TableCell050102">
            <text:p text:style-name="P62"><text:span text:style-name="T154">N° de comparações</text:span><text:span text:style-name="T155"/></text:p>
          </table:table-cell>
          <table:table-cell table:style-name="TableCell050103">
            <text:p text:style-name="P62"><text:span text:style-name="T156">N° de trocas</text:span><text:span text:style-name="T157"/></text:p>
          </table:table-cell>
        </table:table-row>
        <table:table-row table:style-name="TableRow0502">
          <table:table-cell table:style-name="TableCell050200">
            <text:p text:style-name="P65"><text:span text:style-name="T158">10.000</text:span><text:span text:style-name="T159"/></text:p>
          </table:table-cell>
          <table:table-cell table:style-name="TableCell050201">
            <text:p text:style-name="P65"><text:span text:style-name="T160">0,13s</text:span><text:span text:style-name="T161"/></text:p>
          </table:table-cell>
          <table:table-cell table:style-name="TableCell050202">
            <text:p text:style-name="P65"><text:span text:style-name="T162">50.004.999</text:span><text:span text:style-name="T163"/></text:p>
          </table:table-cell>
          <table:table-cell table:style-name="TableCell050203">
            <text:p text:style-name="P65"><text:span text:style-name="T164">9.999</text:span><text:span text:style-name="T165"/></text:p>
          </table:table-cell>
        </table:table-row>
        <table:table-row table:style-name="TableRow0503">
          <table:table-cell table:style-name="TableCell050300">
            <text:p text:style-name="P67"><text:span text:style-name="T166">50.000</text:span><text:span text:style-name="T167"/></text:p>
          </table:table-cell>
          <table:table-cell table:style-name="TableCell050301">
            <text:p text:style-name="P67"><text:span text:style-name="T168">3,5s</text:span><text:span text:style-name="T169"/></text:p>
          </table:table-cell>
          <table:table-cell table:style-name="TableCell050302">
            <text:p text:style-name="P67"><text:span text:style-name="T170">1.250.024.999</text:span><text:span text:style-name="T171"/></text:p>
          </table:table-cell>
          <table:table-cell table:style-name="TableCell050303">
            <text:p text:style-name="P67"><text:span text:style-name="T172">49.999</text:span><text:span text:style-name="T173"/></text:p>
          </table:table-cell>
        </table:table-row>
        <table:table-row table:style-name="TableRow0504">
          <table:table-cell table:style-name="TableCell050400">
            <text:p text:style-name="P69"><text:span text:style-name="T174">100.000</text:span><text:span text:style-name="T175"/></text:p>
          </table:table-cell>
          <table:table-cell table:style-name="TableCell050401">
            <text:p text:style-name="P69"><text:span text:style-name="T176">14,2</text:span><text:span text:style-name="T177"/></text:p>
          </table:table-cell>
          <table:table-cell table:style-name="TableCell050402">
            <text:p text:style-name="P69"><text:span text:style-name="T178">5.000.049.999</text:span><text:span text:style-name="T179"/></text:p>
          </table:table-cell>
          <table:table-cell table:style-name="TableCell050403">
            <text:p text:style-name="P69"><text:span text:style-name="T180">99.999</text:span><text:span text:style-name="T181"/></text:p>
          </table:table-cell>
        </table:table-row>
      </table:table>
      <text:p text:style-name="P71"><text:span text:style-name="T181"/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row table:style-name="TableRow0600">
          <table:table-cell table:style-name="TableCell060000" table:number-columns-spanned="4">
            <text:p text:style-name="P73"><text:span text:style-name="T182">Insertion sort - Decrescente</text:span><text:span text:style-name="T183"/></text:p>
          </table:table-cell>
          <table:covered-table-cell/>
          <table:covered-table-cell/>
          <table:covered-table-cell/>
        </table:table-row>
        <table:table-row table:style-name="TableRow0601">
          <table:table-cell table:style-name="TableCell060100">
            <text:p text:style-name="P76"><text:span text:style-name="T184">Quantidade de itens</text:span><text:span text:style-name="T185"/></text:p>
          </table:table-cell>
          <table:table-cell table:style-name="TableCell060101">
            <text:p text:style-name="P76"><text:span text:style-name="T186">Média de tempo</text:span><text:span text:style-name="T187"/></text:p>
          </table:table-cell>
          <table:table-cell table:style-name="TableCell060102">
            <text:p text:style-name="P76"><text:span text:style-name="T188">N° de comparações</text:span><text:span text:style-name="T189"/></text:p>
          </table:table-cell>
          <table:table-cell table:style-name="TableCell060103">
            <text:p text:style-name="P76"><text:span text:style-name="T190">N° de trocas</text:span><text:span text:style-name="T191"/></text:p>
          </table:table-cell>
        </table:table-row>
        <table:table-row table:style-name="TableRow0602">
          <table:table-cell table:style-name="TableCell060200">
            <text:p text:style-name="P79"><text:span text:style-name="T192">10.000</text:span><text:span text:style-name="T193"/></text:p>
          </table:table-cell>
          <table:table-cell table:style-name="TableCell060201">
            <text:p text:style-name="P79"><text:span text:style-name="T194">0,22s</text:span><text:span text:style-name="T195"/></text:p>
          </table:table-cell>
          <table:table-cell table:style-name="TableCell060202">
            <text:p text:style-name="P79"><text:span text:style-name="T196">9.999</text:span><text:span text:style-name="T197"/></text:p>
          </table:table-cell>
          <table:table-cell table:style-name="TableCell060203">
            <text:p text:style-name="P79"><text:span text:style-name="T198">49.995.000</text:span><text:span text:style-name="T199"/></text:p>
          </table:table-cell>
        </table:table-row>
        <table:table-row table:style-name="TableRow0603">
          <table:table-cell table:style-name="TableCell060300">
            <text:p text:style-name="P81"><text:span text:style-name="T200">50.000</text:span><text:span text:style-name="T201"/></text:p>
          </table:table-cell>
          <table:table-cell table:style-name="TableCell060301">
            <text:p text:style-name="P81"><text:span text:style-name="T202">5,33s</text:span><text:span text:style-name="T203"/></text:p>
          </table:table-cell>
          <table:table-cell table:style-name="TableCell060302">
            <text:p text:style-name="P81"><text:span text:style-name="T204">49.999</text:span><text:span text:style-name="T205"/></text:p>
          </table:table-cell>
          <table:table-cell table:style-name="TableCell060303">
            <text:p text:style-name="P81"><text:span text:style-name="T206">1.249.975.000</text:span><text:span text:style-name="T207"/></text:p>
          </table:table-cell>
        </table:table-row>
        <table:table-row table:style-name="TableRow0604">
          <table:table-cell table:style-name="TableCell060400">
            <text:p text:style-name="P83"><text:span text:style-name="T208">100.000</text:span><text:span text:style-name="T209"/></text:p>
          </table:table-cell>
          <table:table-cell table:style-name="TableCell060401">
            <text:p text:style-name="P83"><text:span text:style-name="T210">22s</text:span><text:span text:style-name="T211"/></text:p>
          </table:table-cell>
          <table:table-cell table:style-name="TableCell060402">
            <text:p text:style-name="P83"><text:span text:style-name="T212">99.999</text:span><text:span text:style-name="T213"/></text:p>
          </table:table-cell>
          <table:table-cell table:style-name="TableCell060403">
            <text:p text:style-name="P83"><text:span text:style-name="T214">4.999.950.000</text:span><text:span text:style-name="T215"/></text:p>
          </table:table-cell>
        </table:table-row>
      </table:table>
      <text:p text:style-name="P85"><text:span text:style-name="T215"/></text:p>
      <text:p text:style-name="P86"><text:span text:style-name="T216">Tempo:</text:span><text:span text:style-name="T217"><text:s/>O Bubble sort foi o mais lento pois para ele o decrescente é o pior caso, tendo que comparar o todos os elementos muitas vezes, enquanto o selection foi o mais veloz já que ele troca n-1 vezes sempre.</text:span></text:p>
      <text:p text:style-name="P86"><text:span text:style-name="T218"/></text:p>
      <text:p text:style-name="P86"><text:span text:style-name="T219">Trocas:<text:s/></text:span><text:span text:style-name="T220">Novamente, o Selection Sort teve menos trocas pois faz n-1 sempre, enquanto o bubble e o Insertion empataram.</text:span></text:p>
      <text:p text:style-name="P86"><text:span text:style-name="T221"/></text:p>
      <text:p text:style-name="P86"><text:span text:style-name="T222">Comparações:</text:span><text:span text:style-name="T223"><text:s/>O insertion sort fez menos comparações enquanto os demais praticamente empataram.</text:span></text:p>
      <text:p text:style-name="P86"><text:span text:style-name="T224"/></text:p>
      <text:p text:style-name="P86"><text:span text:style-name="T225"><text:s/></text:span></text:p>
      <table:table table:style-name="Table07">
        <table:table-column table:style-name="TableColumn0700"/>
        <table:table-column table:style-name="TableColumn0701"/>
        <table:table-column table:style-name="TableColumn0702"/>
        <table:table-column table:style-name="TableColumn0703"/>
        <table:table-row table:style-name="TableRow0700">
          <table:table-cell table:style-name="TableCell070000" table:number-columns-spanned="4">
            <text:p text:style-name="P88"><text:span text:style-name="T227">Bubble sort - Aleatório</text:span><text:span text:style-name="T228"/></text:p>
          </table:table-cell>
          <table:covered-table-cell/>
          <table:covered-table-cell/>
          <table:covered-table-cell/>
        </table:table-row>
        <table:table-row table:style-name="TableRow0701">
          <table:table-cell table:style-name="TableCell070100">
            <text:p text:style-name="P91"><text:span text:style-name="T229">Quantidade de itens</text:span><text:span text:style-name="T230"/></text:p>
          </table:table-cell>
          <table:table-cell table:style-name="TableCell070101">
            <text:p text:style-name="P91"><text:span text:style-name="T231">Média de tempo</text:span><text:span text:style-name="T232"/></text:p>
          </table:table-cell>
          <table:table-cell table:style-name="TableCell070102">
            <text:p text:style-name="P91"><text:span text:style-name="T233">N° de comparações</text:span><text:span text:style-name="T234"/></text:p>
          </table:table-cell>
          <table:table-cell table:style-name="TableCell070103">
            <text:p text:style-name="P91"><text:span text:style-name="T235">N° de trocas</text:span><text:span text:style-name="T236"/></text:p>
          </table:table-cell>
        </table:table-row>
        <table:table-row table:style-name="TableRow0702">
          <table:table-cell table:style-name="TableCell070200">
            <text:p text:style-name="P94"><text:span text:style-name="T237">10.000</text:span><text:span text:style-name="T238"/></text:p>
          </table:table-cell>
          <table:table-cell table:style-name="TableCell070201">
            <text:p text:style-name="P94"><text:span text:style-name="T239">0,37s</text:span><text:span text:style-name="T240"/></text:p>
          </table:table-cell>
          <table:table-cell table:style-name="TableCell070202">
            <text:p text:style-name="P94"><text:span text:style-name="T241">49.995.000</text:span><text:span text:style-name="T242"/></text:p>
          </table:table-cell>
          <table:table-cell table:style-name="TableCell070203">
            <text:p text:style-name="P94"><text:span text:style-name="T243">25.139.744</text:span><text:span text:style-name="T244"/></text:p>
          </table:table-cell>
        </table:table-row>
        <table:table-row table:style-name="TableRow0703">
          <table:table-cell table:style-name="TableCell070300">
            <text:p text:style-name="P96"><text:span text:style-name="T245">50.000</text:span><text:span text:style-name="T246"/></text:p>
          </table:table-cell>
          <table:table-cell table:style-name="TableCell070301">
            <text:p text:style-name="P96"><text:span text:style-name="T247">9,5s</text:span><text:span text:style-name="T248"/></text:p>
          </table:table-cell>
          <table:table-cell table:style-name="TableCell070302">
            <text:p text:style-name="P96"><text:span text:style-name="T249">1.249.975.000</text:span><text:span text:style-name="T250"/></text:p>
          </table:table-cell>
          <table:table-cell table:style-name="TableCell070303">
            <text:p text:style-name="P96"><text:span text:style-name="T251">624.841.115</text:span><text:span text:style-name="T252"/></text:p>
          </table:table-cell>
        </table:table-row>
        <table:table-row table:style-name="TableRow0704">
          <table:table-cell table:style-name="TableCell070400">
            <text:p text:style-name="P98"><text:span text:style-name="T253">100.000</text:span><text:span text:style-name="T254"/></text:p>
          </table:table-cell>
          <table:table-cell table:style-name="TableCell070401">
            <text:p text:style-name="P98"><text:span text:style-name="T255">38,3s</text:span><text:span text:style-name="T256"/></text:p>
          </table:table-cell>
          <table:table-cell table:style-name="TableCell070402">
            <text:p text:style-name="P98"><text:span text:style-name="T257">4.999.950.000</text:span><text:span text:style-name="T258"/></text:p>
          </table:table-cell>
          <table:table-cell table:style-name="TableCell070403">
            <text:p text:style-name="P98"><text:span text:style-name="T259">2.493.359.810</text:span><text:span text:style-name="T260"/></text:p>
          </table:table-cell>
        </table:table-row>
      </table:table>
      <text:p text:style-name="P100"><text:span text:style-name="T260"/></text:p>
      <table:table table:style-name="Table08">
        <table:table-column table:style-name="TableColumn0800"/>
        <table:table-column table:style-name="TableColumn0801"/>
        <table:table-column table:style-name="TableColumn0802"/>
        <table:table-column table:style-name="TableColumn0803"/>
        <table:table-row table:style-name="TableRow0800">
          <table:table-cell table:style-name="TableCell080000" table:number-columns-spanned="4">
            <text:p text:style-name="P102"><text:span text:style-name="T261">Selection sort - Aleatório</text:span><text:span text:style-name="T262"/></text:p>
          </table:table-cell>
          <table:covered-table-cell/>
          <table:covered-table-cell/>
          <table:covered-table-cell/>
        </table:table-row>
        <table:table-row table:style-name="TableRow0801">
          <table:table-cell table:style-name="TableCell080100">
            <text:p text:style-name="P105"><text:span text:style-name="T263">Quantidade de itens</text:span><text:span text:style-name="T264"/></text:p>
          </table:table-cell>
          <table:table-cell table:style-name="TableCell080101">
            <text:p text:style-name="P105"><text:span text:style-name="T265">Média de tempo</text:span><text:span text:style-name="T266"/></text:p>
          </table:table-cell>
          <table:table-cell table:style-name="TableCell080102">
            <text:p text:style-name="P105"><text:span text:style-name="T267">N° de comparações</text:span><text:span text:style-name="T268"/></text:p>
          </table:table-cell>
          <table:table-cell table:style-name="TableCell080103">
            <text:p text:style-name="P105"><text:span text:style-name="T269">N° de trocas</text:span><text:span text:style-name="T270"/></text:p>
          </table:table-cell>
        </table:table-row>
        <table:table-row table:style-name="TableRow0802">
          <table:table-cell table:style-name="TableCell080200">
            <text:p text:style-name="P108"><text:span text:style-name="T271">10.000</text:span><text:span text:style-name="T272"/></text:p>
          </table:table-cell>
          <table:table-cell table:style-name="TableCell080201">
            <text:p text:style-name="P108"><text:span text:style-name="T273">0,13s</text:span><text:span text:style-name="T274"/></text:p>
          </table:table-cell>
          <table:table-cell table:style-name="TableCell080202">
            <text:p text:style-name="P108"><text:span text:style-name="T275">50.004.999</text:span><text:span text:style-name="T276"/></text:p>
          </table:table-cell>
          <table:table-cell table:style-name="TableCell080203">
            <text:p text:style-name="P108"><text:span text:style-name="T277">9.999</text:span><text:span text:style-name="T278"/></text:p>
          </table:table-cell>
        </table:table-row>
        <table:table-row table:style-name="TableRow0803">
          <table:table-cell table:style-name="TableCell080300">
            <text:p text:style-name="P110"><text:span text:style-name="T279">50.000</text:span><text:span text:style-name="T280"/></text:p>
          </table:table-cell>
          <table:table-cell table:style-name="TableCell080301">
            <text:p text:style-name="P110"><text:span text:style-name="T281">3,11s</text:span><text:span text:style-name="T282"/></text:p>
          </table:table-cell>
          <table:table-cell table:style-name="TableCell080302">
            <text:p text:style-name="P110"><text:span text:style-name="T283">1.250.024.999</text:span><text:span text:style-name="T284"/></text:p>
          </table:table-cell>
          <table:table-cell table:style-name="TableCell080303">
            <text:p text:style-name="P110"><text:span text:style-name="T285">49.999</text:span><text:span text:style-name="T286"/></text:p>
          </table:table-cell>
        </table:table-row>
        <table:table-row table:style-name="TableRow0804">
          <table:table-cell table:style-name="TableCell080400">
            <text:p text:style-name="P112"><text:span text:style-name="T287">100.000</text:span><text:span text:style-name="T288"/></text:p>
          </table:table-cell>
          <table:table-cell table:style-name="TableCell080401">
            <text:p text:style-name="P112"><text:span text:style-name="T289">12,30s</text:span><text:span text:style-name="T290"/></text:p>
          </table:table-cell>
          <table:table-cell table:style-name="TableCell080402">
            <text:p text:style-name="P112"><text:span text:style-name="T291">5.000.049.999</text:span><text:span text:style-name="T292"/></text:p>
          </table:table-cell>
          <table:table-cell table:style-name="TableCell080403">
            <text:p text:style-name="P112"><text:span text:style-name="T293">99.999</text:span><text:span text:style-name="T294"/></text:p>
          </table:table-cell>
        </table:table-row>
      </table:table>
      <text:p text:style-name="P114"><text:span text:style-name="T294"/></text:p>
      <table:table table:style-name="Table09">
        <table:table-column table:style-name="TableColumn0900"/>
        <table:table-column table:style-name="TableColumn0901"/>
        <table:table-column table:style-name="TableColumn0902"/>
        <table:table-column table:style-name="TableColumn0903"/>
        <table:table-row table:style-name="TableRow0900">
          <table:table-cell table:style-name="TableCell090000" table:number-columns-spanned="4">
            <text:p text:style-name="P116"><text:span text:style-name="T295">Insertion sort - Aleatório</text:span><text:span text:style-name="T296"/></text:p>
          </table:table-cell>
          <table:covered-table-cell/>
          <table:covered-table-cell/>
          <table:covered-table-cell/>
        </table:table-row>
        <table:table-row table:style-name="TableRow0901">
          <table:table-cell table:style-name="TableCell090100">
            <text:p text:style-name="P119"><text:span text:style-name="T297">Quantidade de itens</text:span><text:span text:style-name="T298"/></text:p>
          </table:table-cell>
          <table:table-cell table:style-name="TableCell090101">
            <text:p text:style-name="P119"><text:span text:style-name="T299">Média de tempo</text:span><text:span text:style-name="T300"/></text:p>
          </table:table-cell>
          <table:table-cell table:style-name="TableCell090102">
            <text:p text:style-name="P119"><text:span text:style-name="T301">N° de comparações</text:span><text:span text:style-name="T302"/></text:p>
          </table:table-cell>
          <table:table-cell table:style-name="TableCell090103">
            <text:p text:style-name="P119"><text:span text:style-name="T303">N° de trocas</text:span><text:span text:style-name="T304"/></text:p>
          </table:table-cell>
        </table:table-row>
        <table:table-row table:style-name="TableRow0902">
          <table:table-cell table:style-name="TableCell090200">
            <text:p text:style-name="P122"><text:span text:style-name="T305">10.000</text:span><text:span text:style-name="T306"/></text:p>
          </table:table-cell>
          <table:table-cell table:style-name="TableCell090201">
            <text:p text:style-name="P122"><text:span text:style-name="T307">0,09s</text:span><text:span text:style-name="T308"/></text:p>
          </table:table-cell>
          <table:table-cell table:style-name="TableCell090202">
            <text:p text:style-name="P122"><text:span text:style-name="T309">9.999</text:span><text:span text:style-name="T310"/></text:p>
          </table:table-cell>
          <table:table-cell table:style-name="TableCell090203">
            <text:p text:style-name="P122"><text:span text:style-name="T311">25.139.744</text:span><text:span text:style-name="T312"/></text:p>
          </table:table-cell>
        </table:table-row>
        <table:table-row table:style-name="TableRow0903">
          <table:table-cell table:style-name="TableCell090300">
            <text:p text:style-name="P124"><text:span text:style-name="T313">50.000</text:span><text:span text:style-name="T314"/></text:p>
          </table:table-cell>
          <table:table-cell table:style-name="TableCell090301">
            <text:p text:style-name="P124"><text:span text:style-name="T315">2,20s</text:span><text:span text:style-name="T316"/></text:p>
          </table:table-cell>
          <table:table-cell table:style-name="TableCell090302">
            <text:p text:style-name="P124"><text:span text:style-name="T317">49.999</text:span><text:span text:style-name="T318"/></text:p>
          </table:table-cell>
          <table:table-cell table:style-name="TableCell090303">
            <text:p text:style-name="P124"><text:span text:style-name="T319">624.841.115</text:span><text:span text:style-name="T320"/></text:p>
          </table:table-cell>
        </table:table-row>
        <table:table-row table:style-name="TableRow0904">
          <table:table-cell table:style-name="TableCell090400">
            <text:p text:style-name="P126"><text:span text:style-name="T321">100.000</text:span><text:span text:style-name="T322"/></text:p>
          </table:table-cell>
          <table:table-cell table:style-name="TableCell090401">
            <text:p text:style-name="P126"><text:span text:style-name="T323">10s</text:span><text:span text:style-name="T324"/></text:p>
          </table:table-cell>
          <table:table-cell table:style-name="TableCell090402">
            <text:p text:style-name="P126"><text:span text:style-name="T325">99.999</text:span><text:span text:style-name="T326"/></text:p>
          </table:table-cell>
          <table:table-cell table:style-name="TableCell090403">
            <text:p text:style-name="P126"><text:span text:style-name="T327">2.493.359.810</text:span><text:span text:style-name="T328"/></text:p>
          </table:table-cell>
        </table:table-row>
      </table:table>
      <text:p text:style-name="P128"><text:span text:style-name="T328"/></text:p>
      <text:p text:style-name="P128"><text:span text:style-name="T329">Tempo:<text:s/></text:span><text:span text:style-name="T330">Para números não ordenados o insertion sort é o mais rápido, pois sempre vai colocando os números em suas devidas posições não precisando retornar e verificar novamente.</text:span></text:p>
      <text:p text:style-name="P128"><text:span text:style-name="T331"/></text:p>
      <text:p text:style-name="P128"><text:span text:style-name="T332">Trocas:<text:s/></text:span><text:span text:style-name="T333">O selection sort foi o que fez menos trocas pq sempre faz n-1 vezes</text:span></text:p>
      <text:p text:style-name="P128"><text:span text:style-name="T334"/></text:p>
      <text:p text:style-name="P128"><text:span text:style-name="T335">Comparações:<text:s/></text:span><text:span text:style-name="T336">O insertion sort fez menos trocas devido ao seu algoritmo que sempre faz n-1 comparações.</text:span></text:p>
      <text:p text:style-name="P128"><text:span text:style-name="T337"/></text:p>
      <text:p text:style-name="P128"><text:span text:style-name="T337"/></text:p>
      <text:p text:style-name="P128"><text:span text:style-name="T337"/></text:p>
      <text:p text:style-name="P129"><text:span text:style-name="T338"><text:s text:c="2"/>Gráfico de comparação de tempo para 10k de elementos</text:span></text:p>
      <text:p text:style-name="P130"><draw:frame text:anchor-type="as-char" svg:width="159.28mm" svg:height="89.69mm" style:rel-width="scale" style:rel-height="scale"><draw:object-ole xlink:href="OleObj1"/><draw:image xlink:href="ObjectReplacements/OleObj1"/></draw:frame><text:span text:style-name="T339"/></text:p>
      <text:p text:style-name="P130"><text:span text:style-name="T340">Gráfico de comparação de tempo para 50k de elementos</text:span></text:p>
      <text:p text:style-name="P131"><draw:frame text:anchor-type="as-char" svg:width="159.28mm" svg:height="89.69mm" style:rel-width="scale" style:rel-height="scale"><draw:object-ole xlink:href="OleObj2"/><draw:image xlink:href="ObjectReplacements/OleObj2"/></draw:frame><text:span text:style-name="T341"/></text:p>
      <text:p text:style-name="P131"><text:span text:style-name="T341"/></text:p>
      <text:p text:style-name="P131"><text:span text:style-name="T341"/></text:p>
      <text:p text:style-name="P131"><text:span text:style-name="T342"><text:tab/><text:tab/> Gráfico de comparação de tempo para 100k elementos</text:span></text:p>
      <text:p text:style-name="P131"><draw:frame text:anchor-type="as-char" svg:width="159.28mm" svg:height="89.69mm" style:rel-width="scale" style:rel-height="scale"><draw:object-ole xlink:href="OleObj3"/><draw:image xlink:href="ObjectReplacements/OleObj3"/></draw:frame><text:span text:style-name="T343"/></text:p>
      <text:p text:style-name="P131"><text:span text:style-name="T343"/></text:p>
      <text:p text:style-name="P131"><text:span text:style-name="T344">Finalmente, no caso crescente os algoritmos mais velozes consistentemente são o bubble sort e o insertion sort, no decrescente o selection sort e no aleatório o insertion sort. Podemos perceber que para cada caso houve um vencedor diferente o que implica que esses algoritmos são melhores entre si sob determinadas situações. Porém num contexto geral, onde há muitos elementos, o selection e o insertion se saem muito melhor que o bubble sor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